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the per-site model in RaxML-Light (-X) option</text:p>
      <text:p text:style-name="P3"/>
      <text:p text:style-name="P3">I have been doing some tests to see if the -X option in RaxML-Light can improve the tree toplogy , by simulations. So far I only get negative results, and some results are very weird. </text:p>
      <text:p text:style-name="P3"/>
      <text:p text:style-name="P3">All of my tests suggest the -X option will get worse tree topologies (in terms of RF distance) than the WAG model, but -X always get higher liklihood values. In some of the tests, -X will improve the starting parsimony tree, <text:s/>but some just stucked at the parsimony tree starting tree.</text:p>
      <text:p text:style-name="P3"/>
      <text:p text:style-name="P3">I might have made some mistakes during the long test procedurs, so I will write down my simulations, <text:s/>if any of you can repeat this independtly, then we can maybe discuss this issue again.</text:p>
      <text:p text:style-name="P3"/>
      <text:p text:style-name="P2">Two programs used:</text:p>
      <text:p text:style-name="P3">Indelible and RaxML-Light. </text:p>
      <text:p text:style-name="P3"/>
      <text:p text:style-name="P3">The parsimony starting tree was generated from the standard RaxML.</text:p>
      <text:p text:style-name="P3">The RaxML-Light can be called like this:</text:p>
      <text:p text:style-name="P3"/>
      <text:p text:style-name="P3">raxmllight -s ALTER12_TRUE.phy -n name1 -t RAxML_parsimonyTree.r1 -m PROTGAMMAWAG -X -T 8</text:p>
      <text:p text:style-name="P3"/>
      <text:p text:style-name="P3">The RF distacne can be calculated with standard RaxML if you put all of the trees in one file. </text:p>
      <text:p text:style-name="P3"/>
      <text:p text:style-name="P3"><text:s/></text:p>
      <text:p text:style-name="P3"/>
      <text:p text:style-name="P2">Indelible control file (<text:span text:style-name="T1">please read the comment very carefully!</text:span>):</text:p>
      <text:p text:style-name="P3"/>
      <text:p text:style-name="P3">[TYPE] AMINOACID 1 <text:s text:c="12"/></text:p>
      <text:p text:style-name="P3"/>
      <text:p text:style-name="P3">// All 13 usable models</text:p>
      <text:p text:style-name="P3">[MODEL] m1 <text:s text:c="21"/></text:p>
      <text:p text:style-name="P3"><text:s text:c="2"/>[submodel] <text:s text:c="3"/>JTT</text:p>
      <text:p text:style-name="P3">[MODEL] m2 <text:s text:c="21"/></text:p>
      <text:p text:style-name="P3"><text:s text:c="2"/>[submodel] <text:s text:c="3"/>JTT-dcmut</text:p>
      <text:p text:style-name="P3">[MODEL] m3 <text:s text:c="21"/></text:p>
      <text:p text:style-name="P3"><text:s text:c="2"/>[submodel] <text:s text:c="3"/>Dayhoff</text:p>
      <text:p text:style-name="P3">[MODEL] m4 <text:s text:c="21"/></text:p>
      <text:p text:style-name="P3"><text:s text:c="2"/>[submodel] <text:s text:c="3"/>Dayhoff-dcmut</text:p>
      <text:p text:style-name="P3">[MODEL] m5 <text:s text:c="21"/></text:p>
      <text:p text:style-name="P3"><text:s text:c="2"/>[submodel] <text:s text:c="3"/>WAG</text:p>
      <text:p text:style-name="P3">[MODEL] m6 <text:s text:c="21"/></text:p>
      <text:p text:style-name="P3"><text:s text:c="2"/>[submodel] <text:s text:c="3"/>Blosum</text:p>
      <text:p text:style-name="P3">[MODEL] m7 <text:s text:c="21"/></text:p>
      <text:p text:style-name="P3"><text:s text:c="2"/>[submodel] <text:s text:c="3"/>LG</text:p>
      <text:p text:style-name="P3">[MODEL] m8</text:p>
      <text:p text:style-name="P3"><text:s text:c="2"/>[submodel] <text:s text:c="3"/>6</text:p>
      <text:p text:style-name="P3">[MODEL] m9</text:p>
      <text:p text:style-name="P3"><text:s text:c="2"/>[submodel] <text:s text:c="3"/>7</text:p>
      <text:p text:style-name="P3">[MODEL] m10</text:p>
      <text:p text:style-name="P3"><text:s text:c="2"/>[submodel] <text:s text:c="3"/>8</text:p>
      <text:p text:style-name="P3">[MODEL] m11</text:p>
      <text:p text:style-name="P3"><text:s text:c="2"/>[submodel] <text:s text:c="3"/>9</text:p>
      <text:p text:style-name="P3"><text:soft-page-break/>[MODEL] m12</text:p>
      <text:p text:style-name="P3"><text:s text:c="2"/>[submodel] <text:s text:c="3"/>10</text:p>
      <text:p text:style-name="P3">[MODEL] m13</text:p>
      <text:p text:style-name="P3"><text:s text:c="2"/>[submodel] <text:s text:c="3"/>11</text:p>
      <text:p text:style-name="P3"><text:s text:c="2"/></text:p>
      <text:p text:style-name="P3">//This will generate a random tree, with seed 123456, note if you do not change the seed, the tree topolgy will always be the same, just the branch length will change. Decrease the "sample-rate " to get a more difficult tree. Note this tree will be write into a seperate file, you must open the file to copy and paste this tree out. You can also replace this part with your own tree. <text:s/></text:p>
      <text:p text:style-name="P3">[TREE] <text:s text:c="4"/>t1 <text:s text:c="2"/></text:p>
      <text:p text:style-name="P3"><text:s text:c="2"/>[unrooted] 50 10 5 0.1 0.34 <text:s/>// ntaxa birth death sample-rate mut</text:p>
      <text:p text:style-name="P3"><text:s text:c="2"/>[seed] 123456 <text:s text:c="2"/></text:p>
      <text:p text:style-name="P3"/>
      <text:p text:style-name="P3">[PARTITIONS] Pname1 <text:s text:c="16"/>// Single partition</text:p>
      <text:p text:style-name="P3"><text:s text:c="2"/>[t1 m5 1000]</text:p>
      <text:p text:style-name="P3"/>
      <text:p text:style-name="P3">[PARTITIONS] Pname2 <text:s text:c="16"/>// this block contains multiple partitions</text:p>
      <text:p text:style-name="P3"><text:s text:c="2"/>[t1 m1 100] <text:s text:c="22"/>// tree t1, model m1, root length 100</text:p>
      <text:p text:style-name="P3"><text:s text:c="2"/>[t1 m2 100] <text:s text:c="22"/>// tree t1, model m2, root length 200</text:p>
      <text:p text:style-name="P3"><text:s text:c="2"/>[t1 m3 100]</text:p>
      <text:p text:style-name="P3"><text:s text:c="2"/>[t1 m4 100]</text:p>
      <text:p text:style-name="P3"><text:s text:c="2"/>[t1 m6 100]</text:p>
      <text:p text:style-name="P3"><text:s text:c="2"/>[t1 m7 100]</text:p>
      <text:p text:style-name="P3"><text:s text:c="2"/>[t1 m8 100]</text:p>
      <text:p text:style-name="P3"><text:s text:c="2"/>[t1 m9 100]</text:p>
      <text:p text:style-name="P3"><text:s text:c="2"/>[t1 m10 100]</text:p>
      <text:p text:style-name="P3"><text:s text:c="2"/>[t1 m11 100]</text:p>
      <text:p text:style-name="P3"><text:s text:c="2"/>[t1 m12 100]</text:p>
      <text:p text:style-name="P3"><text:s text:c="2"/>[t1 m13 100]</text:p>
      <text:p text:style-name="P3"/>
      <text:p text:style-name="P3"/>
      <text:p text:style-name="P3"/>
      <text:p text:style-name="P3"/>
      <text:p text:style-name="P3">[EVOLVE] <text:s text:c="4"/></text:p>
      <text:p text:style-name="P3"><text:s text:c="2"/>Pname1 <text:s/>1 <text:s/>Sre1wag <text:s text:c="10"/>// 1 replicates generated from partition Pname1</text:p>
      <text:p text:style-name="P3"><text:s text:c="2"/>//Pname2 <text:s/>1 <text:s/>Sre4 <text:s text:c="10"/>// 1 replicates generated from partition Pname2</text:p>
      <text:p text:style-name="P3"><text:s text:c="2"/></text:p>
      <text:p text:style-name="P3"/>
      <text:p text:style-name="P3"/>
      <text:p text:style-name="P3">//I tested two ways of simulating the seqeunces. One is to use "Pname1" to simulate the data under just one model (WAG here); Two is to use "Pname2" to generate data with all 13 models. We sould expect, if we use WAG to infer the tree with alignment simulated with WAG, the RF distance should be minimal, since this is the ideal case; if we use WAG to infer the same tree with alignment simulated by <text:s/>13 models, this should be sub-optimal. But my results sugguested the later case actually get better tree topologies, much smaller RF distance than the first one.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8M55S</meta:editing-duration>
    <meta:editing-cycles>6</meta:editing-cycles>
    <meta:generator>OpenOffice.org/3.2$Linux OpenOffice.org_project/320m19$Build-9505</meta:generator>
    <dc:date>2011-11-30T15:52:13</dc:date>
    <meta:document-statistic meta:table-count="0" meta:image-count="0" meta:object-count="0" meta:page-count="2" meta:paragraph-count="65" meta:word-count="531" meta:character-count="3359"/>
    <meta:user-defined meta:name="Info 1"/>
    <meta:user-defined meta:name="Info 2"/>
    <meta:user-defined meta:name="Info 3"/>
    <meta:user-defined meta:name="Info 4"/>
  </office:meta>
</office:document-meta>
</file>